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fo:text-align="start" style:justify-single-word="false" fo:orphans="2" fo:widows="2" fo:text-indent="0cm" style:auto-text-indent="false" fo:padding="0cm" fo:border="none"/>
      <style:text-properties fo:font-variant="normal" fo:text-transform="none" fo:color="#815a31" style:font-name="Tahoma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fo:text-align="justify" style:justify-single-word="false" fo:orphans="2" fo:widows="2" fo:text-indent="0cm" style:auto-text-indent="false" fo:padding="0cm" fo:border="none"/>
      <style:text-properties fo:font-variant="normal" fo:text-transform="none" fo:color="#815a31" style:font-name="Tahoma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318cm" fo:text-align="justify" style:justify-single-word="false" fo:orphans="2" fo:widows="2" fo:text-indent="0cm" style:auto-text-indent="false" fo:padding="0cm" fo:border="none"/>
      <style:text-properties fo:font-variant="normal" fo:text-transform="none" fo:color="#815a31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.238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38cm" fo:orphans="2" fo:widows="2" fo:text-indent="0cm" style:auto-text-indent="false"/>
      <style:text-properties fo:font-variant="normal" fo:text-transform="none" fo:color="#333333" style:font-name="Open Sans" fo:font-size="11.25pt" fo:letter-spacing="normal" fo:font-style="normal" fo:font-weight="normal"/>
    </style:style>
    <style:style style:name="T1" style:family="text">
      <style:text-properties fo:color="#333333"/>
    </style:style>
    <style:style style:name="T2" style:family="text">
      <style:text-properties fo:color="#333333" style:font-name="Open Sans"/>
    </style:style>
    <style:style style:name="T3" style:family="text">
      <style:text-properties fo:color="#333333" style:font-name="Open Sans" fo:font-size="11.25pt"/>
    </style:style>
    <style:style style:name="T4" style:family="text">
      <style:text-properties fo:color="#333333" style:font-name="Open Sans" fo:font-size="11.25pt" fo:font-weight="bold"/>
    </style:style>
    <style:style style:name="T5" style:family="text">
      <style:text-properties fo:color="#333333" style:font-name="Open Sans" fo:font-weight="bold"/>
    </style:style>
    <style:style style:name="T6" style:family="text">
      <style:text-properties fo:color="#333333" style:font-name="Open Sans" fo:font-size="14pt" style:font-size-asian="14pt" style:font-size-complex="14pt"/>
    </style:style>
    <style:style style:name="T7" style:family="text">
      <style:text-properties fo:color="#333333" style:font-name="Open Sans" fo:font-size="14pt" fo:font-weight="bold" style:font-size-asian="14pt" style:font-size-complex="14pt"/>
    </style:style>
    <style:style style:name="T8" style:family="text">
      <style:text-properties fo:color="#333333" fo:font-size="14pt" style:font-size-asian="14pt" style:font-size-complex="14pt"/>
    </style:style>
    <style:style style:name="T9" style:family="text">
      <style:text-properties fo:color="#333333" fo:font-size="14pt" fo:font-weight="bold" style:font-size-asian="14pt" style:font-size-complex="14pt"/>
    </style:style>
    <style:style style:name="T10" style:family="text">
      <style:text-properties fo:color="#333333" style:font-name="Times New Roman" fo:font-size="14pt" style:font-size-asian="14pt" style:font-size-complex="14pt"/>
    </style:style>
    <style:style style:name="T11" style:family="text">
      <style:text-properties fo:color="#333333" style:font-name="Times New Roman" fo:font-size="14pt" fo:font-weight="bold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fo:font-weight="bold" style:font-size-asian="14pt" style:font-size-complex="14pt"/>
    </style:style>
    <style:style style:name="T15" style:family="text">
      <style:text-properties fo:color="#000000" style:font-name="Times New Roman"/>
    </style:style>
    <style:style style:name="T16" style:family="text">
      <style:text-properties fo:color="#000000" style:font-name="Times New Roman" fo:font-size="14pt" style:font-size-asian="14pt" style:font-size-complex="14pt"/>
    </style:style>
    <style:style style:name="T17" style:family="text">
      <style:text-properties fo:color="#000000" style:font-name="Times New Roman" fo:font-size="14pt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fo:font-weight="bold" style:font-size-asian="14pt" style:font-size-complex="14pt"/>
    </style:style>
    <style:style style:name="T19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font-name="Times New Roman" style:font-weight-asian="normal" style:font-weight-complex="normal"/>
    </style:style>
    <style:style style:name="T22" style:family="text">
      <style:text-properties fo:color="#000000" style:font-name="Times New Roman" fo:font-weight="normal" style:font-weight-asian="normal" style:font-weight-complex="normal"/>
    </style:style>
    <style:style style:name="T23" style:family="text">
      <style:text-properties fo:color="#000000" style:font-name="Times New Roman" fo:font-size="12pt" style:font-size-asian="12pt" style:font-size-complex="12pt"/>
    </style:style>
    <style:style style:name="T24" style:family="text">
      <style:text-properties fo:color="#000000" style:font-name="Times New Roman" fo:font-size="12pt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ofia Łukowicz</text:p>
      <text:p text:style-name="P2"><text:span text:style-name="T23">Urodziła się w 5 sierpnia 1911 roku w Chojnicach. Lata dzieciństwa i wczesnej młodości spędziła w rodzinnym majątku Blumfeld (obecnie Niwy koło Zamartego). Po ukończeniu żeńskiego gimnazjum w Poznaniu W latach 1929- 1933 studiowała na tamtejszym uniwersytecie na wydziale geografii. Tytuł magistra uzyskała w 1934 roku. Jednocześnie studiowała germanistykę na Uniwersytecie Jagiellońskim w Krakowie. Pracę zawodową rozpoczęła w Prywatnym Gimnazjum Żeńskim Poznaniu w 1934 roku, ucząc geografii i języka niemieckiego, pracowała tam do 1939 r. . Podczas okupacji niemieckiej przebywała w rodzinnym majątku w Niwach. Dekretem PKWN z 6. 09. 1944 roku o tzw. reformie rolnej odebrano bezpowrotnie majątek w Niwach i cenne dobra materialne należące do jej rodziny. Tuż po wojnie przeniosła się do Chojnic i zamieszkała u swojego </text:span><text:span text:style-name="T24">kuzyna Jana Pawła Łukowicza,</text:span><text:span text:style-name="T23"> znanego i cenionego nie tyko w kraju, ale i za granicą chirurga. <text:s/>19.03. 1945 roku podjęła pracę jako nauczycielka w Państwowym Liceum i Gimnazjum w Chojnicach, uczyła geografii, pełniła w nim funkcję zastępcy dyrektora szkoły, a także kierownika internatu. Przez wszystkie lata pracy w LO w Chojnicach opiekowała się <text:s/>Kołem Krajoznawczym im. Jarosza Derdowskiego. <text:s/>Wychowała kilka pokoleń chojnickiej młodzieży. W 1972 roku przeszła na zasłużoną emeryturę. Jednak nie rozstała się z zawodem nauczyciela, ucząc dalej w niepełnym wymiarze godzin aż do 1995 roku. Została odznaczona Złotym Krzyżem Zasługi. Krzyżem Kawalerskim Orderu odrodzenia polski, a także otrzymała Medal Komisji Edukacji <text:s/>Narodowej. </text:span><text:span text:style-name="Strong_20_Emphasis"><text:span text:style-name="T25">Zofia Łukowicz </text:span></text:span><text:span text:style-name="T23">zmarła 28 września 2003 r. <text:s/>Została pochowana w rodzinnym grobowcu w Niwach.</text:span></text:p>
      <text:p text:style-name="P3"><text:span text:style-name="T1"/></text:p>
      <text:p text:style-name="P1"><text:span text:style-name="T3"/></text:p>
      <text:p text:style-name="P5"/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5:07:18.04</meta:creation-date>
    <meta:document-statistic meta:table-count="0" meta:image-count="0" meta:object-count="0" meta:page-count="1" meta:paragraph-count="2" meta:word-count="240" meta:character-count="1661"/>
    <dc:date>2022-11-22T15:38:49.81</dc:date>
    <meta:editing-duration>PT38S</meta:editing-duration>
    <meta:editing-cycles>1</meta:editing-cycles>
    <meta:generator>OpenOffice/4.1.3$Win32 OpenOffice.org_project/413m1$Build-9783</meta:generator>
  </office:meta>
</office:document-meta>
</file>